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Myriad Pro Cond" svg:font-family="'Myriad Pro Cond'" style:font-adornments="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text-properties fo:font-style="normal" style:font-style-asian="normal" style:font-style-complex="normal"/>
    </style:style>
    <style:style style:name="P2" style:family="paragraph" style:parent-style-name="Text_20_body" style:list-style-name="L1">
      <style:text-properties fo:font-style="normal" style:font-style-asian="normal" style:font-style-complex="normal"/>
    </style:style>
    <style:style style:name="P3" style:family="paragraph" style:parent-style-name="Text_20_body" style:list-style-name="L4">
      <style:text-properties fo:font-style="normal" style:font-style-asian="normal" style:font-style-complex="normal"/>
    </style:style>
    <style:style style:name="P4" style:family="paragraph" style:parent-style-name="Text_20_body" style:list-style-name="L1">
      <style:text-properties fo:font-style="normal" fo:font-weight="bold" style:font-style-asian="normal" style:font-weight-asian="bold" style:font-style-complex="normal" style:font-weight-complex="bold"/>
    </style:style>
    <style:style style:name="P5" style:family="paragraph" style:parent-style-name="Text_20_body" style:list-style-name="L3">
      <style:text-properties fo:font-style="normal" fo:font-weight="bold" style:font-style-asian="normal" style:font-weight-asian="bold" style:font-style-complex="normal" style:font-weight-complex="bold"/>
    </style:style>
    <style:style style:name="P6" style:family="paragraph" style:parent-style-name="Text_20_body" style:list-style-name="L4">
      <style:text-properties fo:font-style="normal" fo:font-weight="bold" style:font-style-asian="normal" style:font-weight-asian="bold" style:font-style-complex="normal" style:font-weight-complex="bold"/>
    </style:style>
    <style:style style:name="P7" style:family="paragraph" style:parent-style-name="Quotations">
      <style:paragraph-properties fo:padding="0.0201in" fo:border-left="0.0555in solid #e6e6ff" fo:border-right="none" fo:border-top="0.0555in solid #e6e6ff" fo:border-bottom="0.0555in solid #e6e6ff"/>
    </style:style>
    <style:style style:name="P8" style:family="paragraph" style:parent-style-name="Heading_20_5">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studio de un plan estrategico</text:h>
      <text:h text:style-name="Heading_20_2" text:outline-level="2">Acerca de CorreosChile</text:h>
      <text:h text:style-name="Heading_20_3" text:outline-level="3">Identificación de la Empresa </text:h>
      <text:p text:style-name="P7">Razón Social RUT <text:tab/><text:tab/> <text:tab/>Empresa de Correos de Chile</text:p>
      <text:p text:style-name="P7">RUT<text:tab/><text:tab/> <text:tab/><text:tab/> 60.503.000-9</text:p>
      <text:p text:style-name="P7">Nombre Comercial <text:tab/><text:tab/> CorreosChile</text:p>
      <text:p text:style-name="P7">Domicilio<text:tab/><text:tab/><text:tab/>Plaza de Armas 989, Santiago </text:p>
      <text:p text:style-name="P7">Fono Fax <text:tab/><text:tab/><text:tab/>(56 02) 2 956 5000 (56 02) 2 956 1114 </text:p>
      <text:p text:style-name="P7">E-mail <text:tab/><text:tab/><text:tab/><text:tab/>sac@correos.cl</text:p>
      <text:p text:style-name="P7">Sitio Web <text:tab/><text:tab/><text:tab/>www.correos.cl</text:p>
      <text:p text:style-name="P7">Código Postal <text:tab/><text:tab/><text:tab/>832 0096</text:p>
      <text:p text:style-name="P7">Giro principal <text:tab/><text:tab/><text:tab/>Servicios de Distribución de Correspondencia y Paquetería </text:p>
      <text:h text:style-name="Heading_20_2" text:outline-level="2">Misión, visión y valores</text:h>
      <text:h text:style-name="Heading_20_3" text:outline-level="3">Mision</text:h>
      <text:p text:style-name="Quotations">CorreosChile es una empresa pública de servicio, de todos los chilenos, que envía y recibe documentos y paquetes en todo Chile y el mundo, con énfasis en calidad, cumpliendo con su promesa de venta, confiabilidad y entrega personalizada. </text:p>
      <text:h text:style-name="Heading_20_3" text:outline-level="3">Vision</text:h>
      <text:p text:style-name="Quotations">CorreosChile es una empresa pública que genera crecientemente valor para la sociedad, responsable con sus clientes, sus trabajadores, sus proveedores y la comunidad donde se desenvuelve. Es comparable con las mejores empresas de correos a nivel mundial.</text:p>
      <text:h text:style-name="Heading_20_3" text:outline-level="3">Valores</text:h>
      <text:h text:style-name="Heading_20_4" text:outline-level="4">Responsabilidad</text:h>
      <text:p text:style-name="Quotations">En el cumplimiento del rol social que se traduce en cobertura geográfica, calidad y a precios accesibles con clientes, proveedores, trabajadores y la comunidad en que se desenvuelve.</text:p>
      <text:h text:style-name="Heading_20_4" text:outline-level="4"><text:soft-page-break/>Austeridad</text:h>
      <text:p text:style-name="Quotations">En el uso y la asignación prudente de recursos. </text:p>
      <text:h text:style-name="Heading_20_4" text:outline-level="4">Compromiso</text:h>
      <text:p text:style-name="Quotations">De todos los trabajadores en la visión y la misión de la empresa </text:p>
      <text:h text:style-name="Heading_20_4" text:outline-level="4">Excelencia</text:h>
      <text:p text:style-name="Quotations">En el cumplimiento de la excelencia operacional y las ofertas explicitadas de servicio para cada cliente. </text:p>
      <text:h text:style-name="Heading_20_4" text:outline-level="4">Transparencia</text:h>
      <text:p text:style-name="Quotations">En sus formas de actuar, competir y desempeñarse en la sociedad.</text:p>
      <text:h text:style-name="Heading_20_4" text:outline-level="4">Sustentabilidad</text:h>
      <text:p text:style-name="Quotations">Asegurando que los procesos, servicios y operaciones tengan un beneficio positivo para la comunidad y sus trabajadores. En la autogeneración de sus recursos para cumplir con su rol social. </text:p>
      <text:p text:style-name="Text_20_body"/>
      <text:h text:style-name="Heading_20_2" text:outline-level="2">Plan estrategico de CorreosChile</text:h>
      <text:p text:style-name="Text_20_body">Para inicios del año 2017, Correos Chile, gracias a la ley 20.285 sobre el acceso de la información pública, liberó un resumen del año 2016, acerca de como les fue, y ademas, la presidenta del directorio de CorreosChile, Lysette Henríquez Amestoy, puso por escrito en este resumen por medio de una carta, acerca de los planes estratégicos de CorreosChile, para el periodo 2016-2020.</text:p>
      <text:p text:style-name="Text_20_body">Dando un enfasis y un alcance mayor al del gobierno de turno, que es el tiempo que va a pertenecer al directorio, con las intenciones de hacer de CorreosChile – de acuerdo a su visión - una empresa comparable a las mejores empresas de correos a nivel mundial.</text:p>
      <text:p text:style-name="Text_20_body">En la carta habla de los siguientes puntos.</text:p>
      <text:h text:style-name="Heading_20_3" text:outline-level="3">Plan Estrategico</text:h>
      <text:h text:style-name="Heading_20_4" text:outline-level="4">Emisión de un bono coorporativo</text:h>
      <text:p text:style-name="Quotations">Dado que con la administración previa dejo una deuda con valor peak de UF 1.202.853 para el 2013, y a su vez un aumento de los costos de recursos humanos de $9.300 millones, producto de una mala negociación colectiva con sus trabajadores en el año 2013. CorreosChile enfrentaba una gran deuda, pero por medio de gestiones, la deuda disminuyo en un 44% para el 2016.</text:p>
      <text:p text:style-name="Quotations">Con el fin de enfrentar su plan estratégico 2016-2020, se han planteado restructurar su deuda por medio de la emisión de un bono corporativo.</text:p>
      <text:p text:style-name="critica">Utilizar un bono corporativo para lograr financiar las metas del plan estrategico, tomando en consideración la <text:soft-page-break/>deuda arrastrada por el directorio que les antecedió, es una excelente decisión, ya que este instrumento de inversión permite poder concentrarse en lograr el plan estrategico con mas holgura monetaria.</text:p>
      <text:h text:style-name="Heading_20_4" text:outline-level="4">Reconversión de cartas a paquetería</text:h>
      <text:p text:style-name="Quotations">Este aborda, por una parte, hacer la reconversión de cartas a paquetería, teniendo como línea estratégica de desarrollo los envíos derivados del comercio electrónico. Chile ha avanzado mucho en extensión de la banda ancha, en bancarización y “tarjetización”, favoreciéndose mucho con esto el comercio electrónico desde todos los puntos del territorio. </text:p>
      <text:p text:style-name="critica">Acá claramente CorreosChile, esta leyendo el mercado actual, esta considerando su ambiente externo, de manera tal de ofrecer el servicio que busca su visión.</text:p>
      <text:h text:style-name="Heading_20_4" text:outline-level="4">Avance en definición de su oferta básica</text:h>
      <text:p text:style-name="Quotations">Garantizará a la población chilena, a través de todo el territorio nacional en materia de cobertura, estándares de calidad y servicios básicos en su carácter de empresa pública. Esos compromisos que se empiezan a implementar ahora hacia el 2020 y se expresan en el llamado Servicio Postal Universal (SPU). Entre estos compromisos cabe mencionar, llegar con cobertura a todas las comunas del país, en localizaciones sobre 5.000 habitantes, tanto con servicios de distribución como de admisión; y en todas las localidades sobre 10.000 habitantes, tener sucursales y, bajo ello, agencias. Esto implica incorporar por lo menos aproximadamente 600.000 habitantes más a la red de atención actual. </text:p>
      <text:p text:style-name="critica">Comprendiendo que su misión es ser una empresa pública al servicio de todos los chilenos, este punto del plan estratégico apunta claramente a reforzar esta caracteristica, para hacerla aun mas presente.</text:p>
      <text:h text:style-name="Heading_20_4" text:outline-level="4">Inversión en tecnología e infraestructura</text:h>
      <text:p text:style-name="Quotations">No sólo en superar obsolescencia tecnológica actual de la empresa sino también en abordar el desarrollo de nuevos productos y formas de distribuir y admitir mucho más funcionales para nuestros clientes. </text:p>
      <text:p text:style-name="critica">Con este punto, CorreosChile esta apuntando fuertemente hacia el comercio electrónico, el cual ha ido en claro aumento, según sus estudios.</text:p>
      <text:h text:style-name="Heading_20_4" text:outline-level="4">Desarrollo de Correos en términos estratégicos</text:h>
      <text:p text:style-name="Quotations">Directorio ha tomado el firme compromiso de concebir el desarrollo de Correos en términos estratégicos, más allá de la duración del Gobierno actual, para garantizar su sustentabilidad y adecuado cumplimiento de su rol público a futuro, superando visiones cortoplacistas. </text:p>
      <text:p text:style-name="critica">Este punto si bien es ideal, es riesgoso para la organización, dado que en su documento de gobernabilidad dicen que los miembros de su directorio tienen una vigencia de 3 años, con la posibilidad de ser re elegidos. Nada garantiza la continuidad de su plan, sobre todo considerando la variabilidad e incertidumbre política del país.</text:p>
      <text:h text:style-name="Heading_20_3" text:outline-level="3">Análisis FODA</text:h>
      <text:p text:style-name="Text_20_body">El siguiente análisis, se realizará sobre supuestos, con motivos académicos y puede no representar la realidad fehacientemente, es un opión y una visión del grupo de trabajo dueño de este documento. Basado sobre la experiencia y no sobre hechos y cifras concretas. Sobra con decir que la realización de este análisis y cualquier otro se debe realizar con respaldos estadísticos y bibliográficos.</text:p>
      <text:h text:style-name="Heading_20_4" text:outline-level="4"><text:soft-page-break/>Análisis interno</text:h>
      <text:h text:style-name="Heading_20_5" text:outline-level="5">Fortalezas</text:h>
      <text:list xml:id="list8535135795580494733" text:style-name="L1">
        <text:list-item>
          <text:p text:style-name="P2"><text:span text:style-name="T1">F1</text:span>: <text:s/>Se cuenta con una gran infrestructura nivel país con diversas sucursales a lo largo de Chile.</text:p>
        </text:list-item>
        <text:list-item>
          <text:p text:style-name="P4">F2<text:span text:style-name="T2">: Se cuenta con gran prestigio producto de la cantidad de años en funcionamiento</text:span></text:p>
        </text:list-item>
      </text:list>
      <text:h text:style-name="Heading_20_5" text:outline-level="5"><text:span text:style-name="T2">Debilidades</text:span></text:h>
      <text:list xml:id="list7662518851755056874" text:style-name="L2">
        <text:list-item>
          <text:p text:style-name="P1"><text:span text:style-name="T1">D1</text:span><text:span text:style-name="T2">: Gran deuda con instituciones bancarias.</text:span></text:p>
        </text:list-item>
        <text:list-item>
          <text:p text:style-name="P1"><text:span text:style-name="T1">D2</text:span><text:span text:style-name="T2">: Costos de recursos humanos excesivamente altos.</text:span></text:p>
        </text:list-item>
      </text:list>
      <text:h text:style-name="Heading_20_4" text:outline-level="4"><text:span text:style-name="T2">Análisis externo</text:span></text:h>
      <text:h text:style-name="Heading_20_5" text:outline-level="5"><text:span text:style-name="T2">Oportunidades</text:span></text:h>
      <text:list xml:id="list4782498816499349475" text:style-name="L3">
        <text:list-item>
          <text:p text:style-name="P5">O1<text:span text:style-name="T2">: El aumento de las compras online tanto a nivel nacional como internacional, y la necesidad de transportar las especias compradas.</text:span></text:p>
        </text:list-item>
      </text:list>
      <text:h text:style-name="P8" text:outline-level="5"><text:span text:style-name="T2">Amenazas</text:span></text:h>
      <text:list xml:id="list6385417972251898325" text:style-name="L4">
        <text:list-item>
          <text:p text:style-name="P3"><text:span text:style-name="T1">A1</text:span><text:span text:style-name="T2">: La inclusión en el país de grandes empresas de correo.</text:span></text:p>
        </text:list-item>
        <text:list-item>
          <text:p text:style-name="P6">A2<text:span text:style-name="T2">: Las fluctuaciones económicas tienen un gran impacto la cantidad de correos y paquetes enviados, lo cual reduce los ingres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Myriad Pro Cond" svg:font-family="'Myriad Pro Cond'" style:font-adornments="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background-color="transparent">
        <style:tab-stops/>
        <style:background-image/>
      </style:paragraph-properties>
      <style:text-properties style:font-name="Myriad Pro" fo:font-size="11pt" fo:font-style="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color="#ff33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ff3333"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fo:padding="0.0201in" fo:border-left="0.0555in solid #e6e6ff" fo:border-right="none" fo:border-top="none" fo:border-bottom="none" style:shadow="none"/>
      <style:text-properties style:font-name="Myriad Pro Cond"/>
    </style:style>
    <style:style style:name="Heading_20_4" style:display-name="Heading 4" style:family="paragraph" style:parent-style-name="Heading" style:next-style-name="Text_20_body" style:default-outline-level="4" style:class="text">
      <style:text-properties fo:color="#ff3333" fo:font-size="11pt" fo:font-style="italic" fo:font-weight="bold" style:font-size-asian="85%" style:font-style-asian="italic" style:font-weight-asian="bold" style:font-size-complex="85%" style:font-style-complex="italic" style:font-weight-complex="bold"/>
    </style:style>
    <style:style style:name="critica" style:family="paragraph" style:parent-style-name="Text_20_body" style:auto-update="true">
      <style:paragraph-properties fo:background-color="#eeeeee" fo:padding="0.0201in" fo:border-left="none" fo:border-right="none" fo:border-top="0.0138in solid #000000" fo:border-bottom="0.0138in solid #000000" style:shadow="none">
        <style:background-image/>
      </style:paragraph-properties>
    </style:style>
    <style:style style:name="Heading_20_5" style:display-name="Heading 5" style:family="paragraph" style:parent-style-name="Heading" style:next-style-name="Text_20_body" style:default-outline-level="5" style:class="text">
      <style:text-properties fo:color="#ff3333" style:font-name="Myriad Pro1"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30T17:25:59.16</meta:creation-date>
    <dc:date>2017-09-30T19:04:00.40</dc:date>
    <meta:editing-duration>PT33M36S</meta:editing-duration>
    <meta:editing-cycles>4</meta:editing-cycles>
    <meta:generator>OpenOffice/4.1.1$Win32 OpenOffice.org_project/411m6$Build-9775</meta:generator>
    <meta:document-statistic meta:table-count="0" meta:image-count="0" meta:object-count="0" meta:page-count="4" meta:paragraph-count="66" meta:word-count="1078" meta:character-count="6869"/>
  </office:meta>
</office:document-meta>
</file>